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074bfd" officeooo:paragraph-rsid="00074bfd" style:font-size-asian="13pt" style:font-weight-asian="bold" style:font-size-complex="13pt" style:font-weight-complex="bold"/>
    </style:style>
    <style:style style:name="P2" style:family="paragraph" style:parent-style-name="Standard">
      <style:text-properties officeooo:rsid="00074bfd" officeooo:paragraph-rsid="00074bfd"/>
    </style:style>
    <style:style style:name="P3" style:family="paragraph" style:parent-style-name="Standard">
      <style:text-properties officeooo:rsid="00074bfd" officeooo:paragraph-rsid="00089909"/>
    </style:style>
    <style:style style:name="P4" style:family="paragraph" style:parent-style-name="Standard">
      <style:text-properties officeooo:rsid="00089909" officeooo:paragraph-rsid="00089909"/>
    </style:style>
    <style:style style:name="P5" style:family="paragraph" style:parent-style-name="Standard">
      <style:text-properties officeooo:rsid="000ad05c" officeooo:paragraph-rsid="000ad05c"/>
    </style:style>
    <style:style style:name="T1" style:family="text">
      <style:text-properties officeooo:rsid="000899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LS(Transport Layer Security):</text:p>
      <text:p text:style-name="P2">Client <text:s text:c="10"/>Server</text:p>
      <text:p text:style-name="P2">A------------------&gt;</text:p>
      <text:p text:style-name="P2">&lt;------------------B</text:p>
      <text:p text:style-name="P2">&lt;------SIGN(A+B)</text:p>
      <text:p text:style-name="P2">Server Authentication done</text:p>
      <text:p text:style-name="P2">Client using A computes the session key K and</text:p>
      <text:p text:style-name="P2">Server using B computes the session key K.</text:p>
      <text:p text:style-name="P2">Now both client and server can securely send data</text:p>
      <text:p text:style-name="P2">to each other.</text:p>
      <text:p text:style-name="P2">And Client authentication is done in application level</text:p>
      <text:p text:style-name="P2">as this connection used for http requests.</text:p>
      <text:p text:style-name="P2"/>
      <text:p text:style-name="P3"><text:span text:style-name="T1">SSH</text:span>(<text:span text:style-name="T1">Secure Shell</text:span>):</text:p>
      <text:p text:style-name="P3">Client <text:s text:c="10"/>Server</text:p>
      <text:p text:style-name="P3">A------------------&gt;</text:p>
      <text:p text:style-name="P3">&lt;------------------B</text:p>
      <text:p text:style-name="P3">&lt;------SIGN(A+B)</text:p>
      <text:p text:style-name="P3">Server Authentication done.</text:p>
      <text:p text:style-name="P3">Client using A computes the session key K and</text:p>
      <text:p text:style-name="P3">Server using B computes the session key K.</text:p>
      <text:p text:style-name="P3">Now both client and server can securely send data</text:p>
      <text:p text:style-name="P3">to each other.</text:p>
      <text:p text:style-name="P4">Now challenge based(public-private key based) or password based</text:p>
      <text:p text:style-name="P4">Client authentication is done.</text:p>
      <text:p text:style-name="P5">*In the password based authentication the password is sent after</text:p>
      <text:p text:style-name="P5">encryption with the session key.</text:p>
      <text:p text:style-name="P3">And Client authentication is done in <text:span text:style-name="T1">protocol</text:span> level</text:p>
      <text:p text:style-name="P3">as this connection used for <text:span text:style-name="T1">system level acces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9T21:47:51.675303500</meta:creation-date>
    <dc:date>2026-01-09T22:01:04.918052200</dc:date>
    <meta:editing-duration>PT13M14S</meta:editing-duration>
    <meta:editing-cycles>3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28" meta:word-count="143" meta:character-count="943" meta:non-whitespace-character-count="814"/>
  </office:meta>
</office:document-meta>
</file>